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arial" svg:font-family="arial, tahoma, 'Microsoft Yahei', sans-serif"/>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635cm"/>
      <style:text-properties fo:color="#d4d4d4" style:font-name="Droid Sans Mono" fo:font-size="13.5pt" fo:font-weight="normal" fo:background-color="#1e1e1e"/>
    </style:style>
    <style:style style:name="P2" style:family="paragraph" style:parent-style-name="Text_20_body">
      <style:paragraph-properties fo:line-height="115%"/>
      <style:text-properties fo:font-size="12pt" style:font-size-asian="12pt" style:font-size-complex="12pt"/>
    </style:style>
    <style:style style:name="P3" style:family="paragraph" style:parent-style-name="Title">
      <style:text-properties fo:font-size="18pt" style:font-size-asian="18pt" style:font-size-complex="18pt"/>
    </style:style>
    <style:style style:name="T1" style:family="text">
      <style:text-properties officeooo:rsid="0014e3b7"/>
    </style:style>
    <style:style style:name="T2" style:family="text">
      <style:text-properties fo:color="#d4d4d4" style:font-name="Droid Sans Mono" fo:font-size="13.5pt" fo:font-weight="normal" fo:background-color="#1e1e1e" loext:char-shading-value="0"/>
    </style:style>
    <style:style style:name="T3" style:family="text">
      <style:text-properties fo:font-variant="normal" fo:text-transform="none" fo:color="#333333" style:font-name="arial" fo:font-size="12pt" fo:letter-spacing="normal" fo:font-style="normal" fo:font-weight="normal"/>
    </style:style>
    <style:style style:name="T4" style:family="text">
      <style:text-properties fo:font-variant="normal" fo:text-transform="none" fo:color="#333333" style:font-name="arial" fo:font-size="12pt" fo:letter-spacing="normal" fo:font-style="normal" fo:font-weight="normal" officeooo:rsid="0014fb0a"/>
    </style:style>
    <style:style style:name="T5" style:family="text">
      <style:text-properties officeooo:rsid="0014fb0a"/>
    </style:style>
    <style:style style:name="T6" style:family="text">
      <style:text-properties officeooo:rsid="00153327"/>
    </style:style>
    <style:style style:name="T7" style:family="text">
      <style:text-properties style:font-size-asian="12pt" style:font-size-complex="12pt"/>
    </style:style>
    <style:style style:name="T8" style:family="text">
      <style:text-properties officeooo:rsid="00153327" style:font-size-asian="12pt" style:font-size-complex="12pt"/>
    </style:style>
    <style:style style:name="T9" style:family="text">
      <style:text-properties fo:font-size="12pt" style:font-size-asian="12pt" style:font-size-complex="12pt"/>
    </style:style>
    <style:style style:name="T10" style:family="text">
      <style:text-properties fo:font-size="12pt" officeooo:rsid="00153327"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ne-grained mommagraphy object detection with multiple feature fusion transfer learning</text:p>
      <text:p text:style-name="Text_20_body"><text:tab/>Ri-Gui Zhou, received the B.S. degree from the Shandong University, China, in 1977, and the M.S. degree in the Department of Computer Science and Technology of Nanchang Hangkong University, China, in 2003, and the Ph.D. degree in the Department of Computer Science and Technology of Nanjing University of Aeronautics and Astronauts, China, in 2007. From 2008 to 2010, he was a Postdoctoral Fellow in the Tsinghua University, China. From 2010 to 2011, he was a Post doctor in Carleton University, Ottawa, Canada. From 2014 to 2015, he was a Visiting Scholar in North Carolina State University, Raleigh, NC, USA. He is currently a Professor with the College of Information Engineering, Shanghai Maritime University, China. His main research interests include quantum image processing, quantum reversible logic, and quantum genetic algorithm, et al. Prof. Zhou is a senior member of China Computer Federation (CCF), and the recipient of the New Century Excellent Talents program, Ministry of Education of China in 2013. Email: rgzhou@shmtu.edu.cn.</text:p>
      <text:p text:style-name="Text_20_body"><text:tab/>Shihao Lv, received the B.S. degree from the Liaoning Technical University, China, in 2018. He started studying for a master's degree at Shanghai Maritime University in September 2018</text:p>
      <text:p text:style-name="Text_20_body">His research interests include deep learning, bioinformatic analysis, and transfer learning. Email: lvshihao@stu.shmtu.edu.cn.</text:p>
      <text:p text:style-name="Text_20_body"><text:tab/>Yaochong Li, received the B.S. degree from the Henan Polytechnic University, China, in 2017.</text:p>
      <text:p text:style-name="Text_20_body">He has been taking successive postgraduate and doctoral programs of study for a doctoral degree at Shanghai Maritime University since September 2018. His research interests include deep learning, bioinformatic analysis, and quantum neural network. Email: liyaochong123@gmail.com.</text:p>
      <text:p text:style-name="P2"/>
      <text:p text:style-name="P1"/>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arial" svg:font-family="arial, tahoma, 'Microsoft Yahei', sans-serif"/>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5T20:47:04.863495171</meta:creation-date>
    <dc:date>2020-09-15T21:11:03.909529473</dc:date>
    <meta:editing-duration>PT43S</meta:editing-duration>
    <meta:editing-cycles>1</meta:editing-cycles>
    <meta:document-statistic meta:table-count="0" meta:image-count="0" meta:object-count="0" meta:page-count="1" meta:paragraph-count="6" meta:word-count="262" meta:character-count="1815" meta:non-whitespace-character-count="1556"/>
    <meta:generator>LibreOffice/6.4.5.2$Linux_X86_64 LibreOffice_project/40$Build-2</meta:generator>
  </office:meta>
</office:document-meta>
</file>